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able-cell-properties fo:background-color="#ccffc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ccff"/>
    </style:style>
    <style:style style:name="ce11" style:family="table-cell" style:parent-style-name="Default">
      <style:table-cell-properties fo:background-color="#ff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ondine_pcv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5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sure_slice</text:p>
          </table:table-cell>
          <table:table-cell office:value-type="string" calcext:value-type="string">
            <text:p>mn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[0.0, 3.0)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.52941" calcext:value-type="float">
            <text:p>0.5294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.11765" calcext:value-type="float">
            <text:p>0.11765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.11765" calcext:value-type="float">
            <text:p>0.117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.11765" calcext:value-type="float">
            <text:p>0.11765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3.0, 7.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style-name="ce7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[7.5, 10.5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0526" calcext:value-type="float">
            <text:p>0.1052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0.10526" calcext:value-type="float">
            <text:p>0.10526</text:p>
          </table:table-cell>
          <table:table-cell table:style-name="ce7" office:value-type="float" office:value="0.15789" calcext:value-type="float">
            <text:p>0.1578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7368" calcext:value-type="float">
            <text:p>0.4736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5789" calcext:value-type="float">
            <text:p>0.15789</text:p>
          </table:table-cell>
          <table:table-cell/>
        </table:table-row>
        <table:table-row table:style-name="ro1">
          <table:table-cell office:value-type="string" calcext:value-type="string">
            <text:p>[10.5, 13.5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3527" calcext:value-type="float">
            <text:p>0.13527</text:p>
          </table:table-cell>
          <table:table-cell table:style-name="ce6" office:value-type="float" office:value="0.07729" calcext:value-type="float">
            <text:p>0.077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6522" calcext:value-type="float">
            <text:p>0.06522</text:p>
          </table:table-cell>
          <table:table-cell table:style-name="ce6" office:value-type="float" office:value="0.07729" calcext:value-type="float">
            <text:p>0.07729</text:p>
          </table:table-cell>
          <table:table-cell table:style-name="ce6" office:value-type="float" office:value="0.05797" calcext:value-type="float">
            <text:p>0.05797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0.07729" calcext:value-type="float">
            <text:p>0.07729</text:p>
          </table:table-cell>
          <table:table-cell table:style-name="ce6" office:value-type="float" office:value="0.28986" calcext:value-type="float">
            <text:p>0.28986</text:p>
          </table:table-cell>
          <table:table-cell table:style-name="ce6" office:value-type="float" office:value="0.14251" calcext:value-type="float">
            <text:p>0.14251</text:p>
          </table:table-cell>
          <table:table-cell table:style-name="ce3" office:value-type="float" office:value="0.07729" calcext:value-type="float">
            <text:p>0.07729</text:p>
          </table:table-cell>
          <table:table-cell/>
        </table:table-row>
        <table:table-row table:style-name="ro1">
          <table:table-cell office:value-type="string" calcext:value-type="string">
            <text:p>[13.5, 16.5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0526" calcext:value-type="float">
            <text:p>0.1052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0.10526" calcext:value-type="float">
            <text:p>0.10526</text:p>
          </table:table-cell>
          <table:table-cell table:style-name="ce7" office:value-type="float" office:value="0.15789" calcext:value-type="float">
            <text:p>0.1578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7368" calcext:value-type="float">
            <text:p>0.4736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5789" calcext:value-type="float">
            <text:p>0.15789</text:p>
          </table:table-cell>
          <table:table-cell/>
        </table:table-row>
        <table:table-row table:style-name="ro1">
          <table:table-cell office:value-type="string" calcext:value-type="string">
            <text:p>[16.5, 19.5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3527" calcext:value-type="float">
            <text:p>0.13527</text:p>
          </table:table-cell>
          <table:table-cell table:style-name="ce6" office:value-type="float" office:value="0.07729" calcext:value-type="float">
            <text:p>0.077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6522" calcext:value-type="float">
            <text:p>0.06522</text:p>
          </table:table-cell>
          <table:table-cell table:style-name="ce6" office:value-type="float" office:value="0.07729" calcext:value-type="float">
            <text:p>0.07729</text:p>
          </table:table-cell>
          <table:table-cell table:style-name="ce6" office:value-type="float" office:value="0.05797" calcext:value-type="float">
            <text:p>0.05797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0.07729" calcext:value-type="float">
            <text:p>0.07729</text:p>
          </table:table-cell>
          <table:table-cell table:style-name="ce6" office:value-type="float" office:value="0.28986" calcext:value-type="float">
            <text:p>0.28986</text:p>
          </table:table-cell>
          <table:table-cell table:style-name="ce6" office:value-type="float" office:value="0.14251" calcext:value-type="float">
            <text:p>0.14251</text:p>
          </table:table-cell>
          <table:table-cell table:style-name="ce3" office:value-type="float" office:value="0.07729" calcext:value-type="float">
            <text:p>0.07729</text:p>
          </table:table-cell>
          <table:table-cell/>
        </table:table-row>
        <table:table-row table:style-name="ro1">
          <table:table-cell office:value-type="string" calcext:value-type="string">
            <text:p>[19.5, 22.5)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0884" calcext:value-type="float">
            <text:p>0.10884</text:p>
          </table:table-cell>
          <table:table-cell table:style-name="ce3" office:value-type="float" office:value="0.16327" calcext:value-type="float">
            <text:p>0.16327</text:p>
          </table:table-cell>
          <table:table-cell table:style-name="ce4" office:value-type="float" office:value="0.20068" calcext:value-type="float">
            <text:p>0.20068</text:p>
          </table:table-cell>
          <table:table-cell table:style-name="ce4" office:value-type="float" office:value="0.10884" calcext:value-type="float">
            <text:p>0.108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0884" calcext:value-type="float">
            <text:p>0.10884</text:p>
          </table:table-cell>
          <table:table-cell office:value-type="float" office:value="0.10884" calcext:value-type="float">
            <text:p>0.10884</text:p>
          </table:table-cell>
          <table:table-cell office:value-type="float" office:value="0" calcext:value-type="float">
            <text:p>0</text:p>
          </table:table-cell>
          <table:table-cell office:value-type="float" office:value="0.09184" calcext:value-type="float">
            <text:p>0.09184</text:p>
          </table:table-cell>
          <table:table-cell table:style-name="ce4" office:value-type="float" office:value="0.10884" calcext:value-type="float">
            <text:p>0.108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22.5, 25.5)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.02796" calcext:value-type="float">
            <text:p>0.0279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12473" calcext:value-type="float">
            <text:p>0.12473</text:p>
          </table:table-cell>
          <table:table-cell table:style-name="ce3" office:value-type="float" office:value="0.12903" calcext:value-type="float">
            <text:p>0.12903</text:p>
          </table:table-cell>
          <table:table-cell table:style-name="ce4" office:value-type="float" office:value="0.12903" calcext:value-type="float">
            <text:p>0.12903</text:p>
          </table:table-cell>
          <table:table-cell table:style-name="ce4" office:value-type="float" office:value="0.25806" calcext:value-type="float">
            <text:p>0.25806</text:p>
          </table:table-cell>
          <table:table-cell office:value-type="float" office:value="0" calcext:value-type="float">
            <text:p>0</text:p>
          </table:table-cell>
          <table:table-cell office:value-type="float" office:value="0.0172" calcext:value-type="float">
            <text:p>0.0172</text:p>
          </table:table-cell>
          <table:table-cell table:style-name="ce4" office:value-type="float" office:value="0.02796" calcext:value-type="float">
            <text:p>0.02796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0.28602" calcext:value-type="float">
            <text:p>0.2860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25.5, 28.5)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.02796" calcext:value-type="float">
            <text:p>0.0279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12473" calcext:value-type="float">
            <text:p>0.12473</text:p>
          </table:table-cell>
          <table:table-cell table:style-name="ce3" office:value-type="float" office:value="0.12903" calcext:value-type="float">
            <text:p>0.12903</text:p>
          </table:table-cell>
          <table:table-cell table:style-name="ce4" office:value-type="float" office:value="0.12903" calcext:value-type="float">
            <text:p>0.12903</text:p>
          </table:table-cell>
          <table:table-cell table:style-name="ce4" office:value-type="float" office:value="0.25806" calcext:value-type="float">
            <text:p>0.25806</text:p>
          </table:table-cell>
          <table:table-cell office:value-type="float" office:value="0" calcext:value-type="float">
            <text:p>0</text:p>
          </table:table-cell>
          <table:table-cell office:value-type="float" office:value="0.0172" calcext:value-type="float">
            <text:p>0.0172</text:p>
          </table:table-cell>
          <table:table-cell table:style-name="ce4" office:value-type="float" office:value="0.02796" calcext:value-type="float">
            <text:p>0.02796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0.28602" calcext:value-type="float">
            <text:p>0.28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8.5, 31.5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style-name="ce11"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31.5, 34.5)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3704" calcext:value-type="float">
            <text:p>0.2370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926" calcext:value-type="float">
            <text:p>0.05926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" calcext:value-type="float">
            <text:p>0</text:p>
          </table:table-cell>
          <table:table-cell office:value-type="float" office:value="0.59259" calcext:value-type="float">
            <text:p>0.59259</text:p>
          </table:table-cell>
          <table:table-cell table:style-name="ce4" office:value-type="float" office:value="0.08148" calcext:value-type="float">
            <text:p>0.08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34.5, 37.5)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3704" calcext:value-type="float">
            <text:p>0.2370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926" calcext:value-type="float">
            <text:p>0.05926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" calcext:value-type="float">
            <text:p>0</text:p>
          </table:table-cell>
          <table:table-cell office:value-type="float" office:value="0.59259" calcext:value-type="float">
            <text:p>0.59259</text:p>
          </table:table-cell>
          <table:table-cell table:style-name="ce4" office:value-type="float" office:value="0.08148" calcext:value-type="float">
            <text:p>0.08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37.5, 40.5)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1961" calcext:value-type="float">
            <text:p>0.2196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3137" calcext:value-type="float">
            <text:p>0.03137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" calcext:value-type="float">
            <text:p>0</text:p>
          </table:table-cell>
          <table:table-cell office:value-type="float" office:value="0.61961" calcext:value-type="float">
            <text:p>0.61961</text:p>
          </table:table-cell>
          <table:table-cell table:style-name="ce4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40.5, 43.5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0.27143" calcext:value-type="float">
            <text:p>0.2714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1429" calcext:value-type="float">
            <text:p>0.2142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2143" calcext:value-type="float">
            <text:p>0.02143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0.07857" calcext:value-type="float">
            <text:p>0.07857</text:p>
          </table:table-cell>
          <table:table-cell table:style-name="ce5" office:value-type="float" office:value="0.41429" calcext:value-type="float">
            <text:p>0.414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43.5, 46.5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0.23077" calcext:value-type="float">
            <text:p>0.2307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30769" calcext:value-type="float">
            <text:p>0.307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46154" calcext:value-type="float">
            <text:p>0.461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46.5, 49.5)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0.22581" calcext:value-type="float">
            <text:p>0.2258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06452" calcext:value-type="float">
            <text:p>0.0645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6452" calcext:value-type="float">
            <text:p>0.06452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0.09677" calcext:value-type="float">
            <text:p>0.09677</text:p>
          </table:table-cell>
          <table:table-cell office:value-type="float" office:value="0.54839" calcext:value-type="float">
            <text:p>0.548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49.5, 52.5)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8333" calcext:value-type="float">
            <text:p>0.08333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.08333" calcext:value-type="float">
            <text:p>0.0833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.04167" calcext:value-type="float">
            <text:p>0.04167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52.5, 55.5)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7778" calcext:value-type="float">
            <text:p>0.27778</text:p>
          </table:table-cell>
          <table:table-cell table:style-name="ce3" office:value-type="float" office:value="0.125" calcext:value-type="float">
            <text:p>0.125</text:p>
          </table:table-cell>
          <table:table-cell table:style-name="ce4" office:value-type="float" office:value="0.25" calcext:value-type="float">
            <text:p>0.2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6667" calcext:value-type="float">
            <text:p>0.16667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style-name="ce4" office:value-type="float" office:value="0.02778" calcext:value-type="float">
            <text:p>0.02778</text:p>
          </table:table-cell>
          <table:table-cell table:style-name="ce3" office:value-type="float" office:value="0.04167" calcext:value-type="float">
            <text:p>0.04167</text:p>
          </table:table-cell>
          <table:table-cell/>
        </table:table-row>
        <table:table-row table:style-name="ro1">
          <table:table-cell office:value-type="string" calcext:value-type="string">
            <text:p>[55.5, 58.5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2778" calcext:value-type="float">
            <text:p>0.02778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16667" calcext:value-type="float">
            <text:p>0.16667</text:p>
          </table:table-cell>
          <table:table-cell table:style-name="ce6" office:value-type="float" office:value="0.02778" calcext:value-type="float">
            <text:p>0.0277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25" calcext:value-type="float">
            <text:p>0.125</text:p>
          </table:table-cell>
          <table:table-cell table:style-name="ce6" office:value-type="float" office:value="0.27778" calcext:value-type="float">
            <text:p>0.27778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58.5, 61.5)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0.16667" calcext:value-type="float">
            <text:p>0.1666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0.01667" calcext:value-type="float">
            <text:p>0.0166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6667" calcext:value-type="float">
            <text:p>0.16667</text:p>
          </table:table-cell>
          <table:table-cell/>
        </table:table-row>
        <table:table-row table:style-name="ro1">
          <table:table-cell office:value-type="string" calcext:value-type="string">
            <text:p>[61.5, 64.5)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.11111" calcext:value-type="float">
            <text:p>0.11111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0.02778" calcext:value-type="float">
            <text:p>0.0277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6667" calcext:value-type="float">
            <text:p>0.1666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2222" calcext:value-type="float">
            <text:p>0.22222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0.02778" calcext:value-type="float">
            <text:p>0.02778</text:p>
          </table:table-cell>
          <table:table-cell table:style-name="ce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9444" calcext:value-type="float">
            <text:p>0.19444</text:p>
          </table:table-cell>
          <table:table-cell/>
        </table:table-row>
        <table:table-row table:style-name="ro1">
          <table:table-cell office:value-type="string" calcext:value-type="string">
            <text:p>[64.5, 67.5)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0.18333" calcext:value-type="float">
            <text:p>0.18333</text:p>
          </table:table-cell>
          <table:table-cell table:style-name="ce3" office:value-type="float" office:value="0.01667" calcext:value-type="float">
            <text:p>0.01667</text:p>
          </table:table-cell>
          <table:table-cell table:style-name="ce4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11667" calcext:value-type="float">
            <text:p>0.11667</text:p>
          </table:table-cell>
          <table:table-cell table:style-name="ce4" office:value-type="float" office:value="0.03333" calcext:value-type="float">
            <text:p>0.03333</text:p>
          </table:table-cell>
          <table:table-cell table:style-name="ce4" office:value-type="float" office:value="0.2" calcext:value-type="float">
            <text:p>0.2</text:p>
          </table:table-cell>
          <table:table-cell table:style-name="ce3" office:value-type="float" office:value="0.05" calcext:value-type="float">
            <text:p>0.05</text:p>
          </table:table-cell>
          <table:table-cell table:style-name="ce4" office:value-type="float" office:value="0.01667" calcext:value-type="float">
            <text:p>0.01667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1667" calcext:value-type="float">
            <text:p>0.11667</text:p>
          </table:table-cell>
          <table:table-cell/>
        </table:table-row>
        <table:table-row table:style-name="ro1">
          <table:table-cell office:value-type="string" calcext:value-type="string">
            <text:p>[67.5, 70.5)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0.22727" calcext:value-type="float">
            <text:p>0.22727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0.13636" calcext:value-type="float">
            <text:p>0.13636</text:p>
          </table:table-cell>
          <table:table-cell table:style-name="ce3" office:value-type="float" office:value="0.04545" calcext:value-type="float">
            <text:p>0.04545</text:p>
          </table:table-cell>
          <table:table-cell table:style-name="ce5" office:value-type="float" office:value="0.18182" calcext:value-type="float">
            <text:p>0.1818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3636" calcext:value-type="float">
            <text:p>0.13636</text:p>
          </table:table-cell>
          <table:table-cell table:style-name="ce5"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8182" calcext:value-type="float">
            <text:p>0.1818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4545" calcext:value-type="float">
            <text:p>0.04545</text:p>
          </table:table-cell>
          <table:table-cell/>
        </table:table-row>
        <table:table-row table:style-name="ro1">
          <table:table-cell office:value-type="string" calcext:value-type="string">
            <text:p>[70.5, 73.5)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4615" calcext:value-type="float">
            <text:p>0.04615</text:p>
          </table:table-cell>
          <table:table-cell table:style-name="ce7" office:value-type="float" office:value="0.12308" calcext:value-type="float">
            <text:p>0.12308</text:p>
          </table:table-cell>
          <table:table-cell table:style-name="ce3" office:value-type="float" office:value="0.04615" calcext:value-type="float">
            <text:p>0.04615</text:p>
          </table:table-cell>
          <table:table-cell table:style-name="ce7" office:value-type="float" office:value="0.13846" calcext:value-type="float">
            <text:p>0.13846</text:p>
          </table:table-cell>
          <table:table-cell table:style-name="ce3" office:value-type="float" office:value="0.04615" calcext:value-type="float">
            <text:p>0.04615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0.09231" calcext:value-type="float">
            <text:p>0.09231</text:p>
          </table:table-cell>
          <table:table-cell table:style-name="ce7" office:value-type="float" office:value="0.12308" calcext:value-type="float">
            <text:p>0.12308</text:p>
          </table:table-cell>
          <table:table-cell table:style-name="ce3" office:value-type="float" office:value="0.01538" calcext:value-type="float">
            <text:p>0.01538</text:p>
          </table:table-cell>
          <table:table-cell table:style-name="ce7" office:value-type="float" office:value="0.23077" calcext:value-type="float">
            <text:p>0.2307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3846" calcext:value-type="float">
            <text:p>0.13846</text:p>
          </table:table-cell>
          <table:table-cell/>
        </table:table-row>
        <table:table-row table:style-name="ro1">
          <table:table-cell office:value-type="string" calcext:value-type="string">
            <text:p>[73.5, 76.5)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9091" calcext:value-type="float">
            <text:p>0.09091</text:p>
          </table:table-cell>
          <table:table-cell office:value-type="float" office:value="0.21212" calcext:value-type="float">
            <text:p>0.212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9091" calcext:value-type="float">
            <text:p>0.0909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9091" calcext:value-type="float">
            <text:p>0.09091</text:p>
          </table:table-cell>
          <table:table-cell office:value-type="float" office:value="0.18182" calcext:value-type="float">
            <text:p>0.18182</text:p>
          </table:table-cell>
          <table:table-cell office:value-type="float" office:value="0" calcext:value-type="float">
            <text:p>0</text:p>
          </table:table-cell>
          <table:table-cell office:value-type="float" office:value="0.27273" calcext:value-type="float">
            <text:p>0.27273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06061" calcext:value-type="float">
            <text:p>0.06061</text:p>
          </table:table-cell>
          <table:table-cell/>
        </table:table-row>
        <table:table-row table:style-name="ro1">
          <table:table-cell office:value-type="string" calcext:value-type="string">
            <text:p>[76.5, 79.5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.13043" calcext:value-type="float">
            <text:p>0.13043</text:p>
          </table:table-cell>
          <table:table-cell office:value-type="float" office:value="0" calcext:value-type="float">
            <text:p>0</text:p>
          </table:table-cell>
          <table:table-cell office:value-type="float" office:value="0.08696" calcext:value-type="float">
            <text:p>0.08696</text:p>
          </table:table-cell>
          <table:table-cell office:value-type="float" office:value="0" calcext:value-type="float">
            <text:p>0</text:p>
          </table:table-cell>
          <table:table-cell office:value-type="float" office:value="0.08696" calcext:value-type="float">
            <text:p>0.0869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.13043" calcext:value-type="float">
            <text:p>0.13043</text:p>
          </table:table-cell>
          <table:table-cell table:style-name="Default" office:value-type="float" office:value="0.56522" calcext:value-type="float">
            <text:p>0.56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quiv. to 16 but shorter D-A 5<text:span text:style-name="T1">th</text:span> in the bass</text:p>
          </table:table-cell>
        </table:table-row>
        <table:table-row table:style-name="ro1">
          <table:table-cell office:value-type="string" calcext:value-type="string">
            <text:p>[79.5, 82.5)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8333" calcext:value-type="float">
            <text:p>0.08333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.08333" calcext:value-type="float">
            <text:p>0.08333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0.04167" calcext:value-type="float">
            <text:p>0.04167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.04167" calcext:value-type="float">
            <text:p>0.04167</text:p>
          </table:table-cell>
          <table:table-cell/>
        </table:table-row>
        <table:table-row table:style-name="ro1">
          <table:table-cell office:value-type="string" calcext:value-type="string">
            <text:p>[82.5, 85.5)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3704" calcext:value-type="float">
            <text:p>0.2370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926" calcext:value-type="float">
            <text:p>0.05926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" calcext:value-type="float">
            <text:p>0</text:p>
          </table:table-cell>
          <table:table-cell office:value-type="float" office:value="0.59259" calcext:value-type="float">
            <text:p>0.59259</text:p>
          </table:table-cell>
          <table:table-cell table:style-name="ce4" office:value-type="float" office:value="0.08148" calcext:value-type="float">
            <text:p>0.08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quiv. to 11</text:p>
          </table:table-cell>
        </table:table-row>
        <table:table-row table:style-name="ro1">
          <table:table-cell office:value-type="string" calcext:value-type="string">
            <text:p>[85.5, 88.5)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3704" calcext:value-type="float">
            <text:p>0.2370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926" calcext:value-type="float">
            <text:p>0.05926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" calcext:value-type="float">
            <text:p>0</text:p>
          </table:table-cell>
          <table:table-cell office:value-type="float" office:value="0.59259" calcext:value-type="float">
            <text:p>0.59259</text:p>
          </table:table-cell>
          <table:table-cell table:style-name="ce4" office:value-type="float" office:value="0.08148" calcext:value-type="float">
            <text:p>0.08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quiv. to 12</text:p>
          </table:table-cell>
        </table:table-row>
        <table:table-row table:style-name="ro1">
          <table:table-cell office:value-type="string" calcext:value-type="string">
            <text:p>[88.5, 91.5)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91667" calcext:value-type="float">
            <text:p>0.91667</text:p>
          </table:table-cell>
          <table:table-cell office:value-type="float" office:value="0.08333" calcext:value-type="float">
            <text:p>0.08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91.5, 94.5)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2" office:value-type="float" office:value="0.08333" calcext:value-type="float">
            <text:p>0.083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94.5, 97.5)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375" calcext:value-type="float">
            <text:p>0.3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[97.5, 100.5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375" calcext:value-type="float">
            <text:p>0.3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[100.5, 103.5)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0.01724" calcext:value-type="float">
            <text:p>0.017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31034" calcext:value-type="float">
            <text:p>0.3103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41379" calcext:value-type="float">
            <text:p>0.41379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25862" calcext:value-type="float">
            <text:p>0.25862</text:p>
          </table:table-cell>
          <table:table-cell/>
        </table:table-row>
        <table:table-row table:style-name="ro1">
          <table:table-cell office:value-type="string" calcext:value-type="string">
            <text:p>[103.5, 106.5)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6667" calcext:value-type="float">
            <text:p>0.366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.1</text:p>
          </table:table-cell>
          <table:table-cell table:style-name="ce3" office:value-type="float" office:value="0.01667" calcext:value-type="float">
            <text:p>0.01667</text:p>
          </table:table-cell>
          <table:table-cell table:style-name="ce7" office:value-type="float" office:value="0.11667" calcext:value-type="float">
            <text:p>0.11667</text:p>
          </table:table-cell>
          <table:table-cell/>
        </table:table-row>
        <table:table-row table:style-name="ro1">
          <table:table-cell office:value-type="string" calcext:value-type="string">
            <text:p>[106.5, 109.5)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0.01724" calcext:value-type="float">
            <text:p>0.017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31034" calcext:value-type="float">
            <text:p>0.3103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41379" calcext:value-type="float">
            <text:p>0.41379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25862" calcext:value-type="float">
            <text:p>0.25862</text:p>
          </table:table-cell>
          <table:table-cell/>
        </table:table-row>
        <table:table-row table:style-name="ro1">
          <table:table-cell office:value-type="string" calcext:value-type="string">
            <text:p>[109.5, 112.5)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6667" calcext:value-type="float">
            <text:p>0.166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" calcext:value-type="float">
            <text:p>0.3</text:p>
          </table:table-cell>
          <table:table-cell table:style-name="ce3" office:value-type="float" office:value="0.01667" calcext:value-type="float">
            <text:p>0.01667</text:p>
          </table:table-cell>
          <table:table-cell table:style-name="ce7" office:value-type="float" office:value="0.11667" calcext:value-type="float">
            <text:p>0.11667</text:p>
          </table:table-cell>
          <table:table-cell/>
        </table:table-row>
        <table:table-row table:style-name="ro1">
          <table:table-cell office:value-type="string" calcext:value-type="string">
            <text:p>[112.5, 115.5)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4583" calcext:value-type="float">
            <text:p>0.1458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4583" calcext:value-type="float">
            <text:p>0.14583</text:p>
          </table:table-cell>
          <table:table-cell office:value-type="float" office:value="0.45833" calcext:value-type="float">
            <text:p>0.45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15.5, 118.5)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.08333" calcext:value-type="float">
            <text:p>0.083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5" office:value-type="float" office:value="0.11667" calcext:value-type="float">
            <text:p>0.1166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8333" calcext:value-type="float">
            <text:p>0.08333</text:p>
          </table:table-cell>
          <table:table-cell table:style-name="ce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18.5, 121.5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0.18519" calcext:value-type="float">
            <text:p>0.18519</text:p>
          </table:table-cell>
          <table:table-cell table:style-name="ce6" office:value-type="float" office:value="0.25" calcext:value-type="float">
            <text:p>0.25</text:p>
          </table:table-cell>
          <table:table-cell table:style-name="ce3" office:value-type="float" office:value="0.16667" calcext:value-type="float">
            <text:p>0.1666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.11111" calcext:value-type="float">
            <text:p>0.11111</text:p>
          </table:table-cell>
          <table:table-cell table:style-name="ce3" office:value-type="float" office:value="0.01852" calcext:value-type="float">
            <text:p>0.01852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1852" calcext:value-type="float">
            <text:p>0.01852</text:p>
          </table:table-cell>
          <table:table-cell/>
        </table:table-row>
        <table:table-row table:style-name="ro1">
          <table:table-cell office:value-type="string" calcext:value-type="string">
            <text:p>[121.5, 124.5)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0.01852" calcext:value-type="float">
            <text:p>0.01852</text:p>
          </table:table-cell>
          <table:table-cell table:style-name="ce6" office:value-type="float" office:value="0.25" calcext:value-type="float">
            <text:p>0.25</text:p>
          </table:table-cell>
          <table:table-cell table:style-name="ce3" office:value-type="float" office:value="0.16667" calcext:value-type="float">
            <text:p>0.1666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.11111" calcext:value-type="float">
            <text:p>0.11111</text:p>
          </table:table-cell>
          <table:table-cell table:style-name="ce3" office:value-type="float" office:value="0.01852" calcext:value-type="float">
            <text:p>0.01852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18519" calcext:value-type="float">
            <text:p>0.18519</text:p>
          </table:table-cell>
          <table:table-cell/>
        </table:table-row>
        <table:table-row table:style-name="ro1">
          <table:table-cell office:value-type="string" calcext:value-type="string">
            <text:p>[124.5, 127.5)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27.5, 130.5)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2" office:value-type="float" office:value="0.08333" calcext:value-type="float">
            <text:p>0.083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30.5, 133.5)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9412" calcext:value-type="float">
            <text:p>0.2941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.11765" calcext:value-type="float">
            <text:p>0.117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35294" calcext:value-type="float">
            <text:p>0.3529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11765" calcext:value-type="float">
            <text:p>0.11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33.5, 136.5)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36.5, 139.5)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6471" calcext:value-type="float">
            <text:p>0.2647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6667" calcext:value-type="float">
            <text:p>0.16667</text:p>
          </table:table-cell>
          <table:table-cell table:style-name="ce4" office:value-type="float" office:value="0.09804" calcext:value-type="float">
            <text:p>0.098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0588" calcext:value-type="float">
            <text:p>0.20588</text:p>
          </table:table-cell>
          <table:table-cell office:value-type="float" office:value="0.20588" calcext:value-type="float">
            <text:p>0.205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39.5, 144.0)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34921" calcext:value-type="float">
            <text:p>0.34921</text:p>
          </table:table-cell>
          <table:table-cell table:style-name="ce3" office:value-type="float" office:value="0.03175" calcext:value-type="float">
            <text:p>0.03175</text:p>
          </table:table-cell>
          <table:table-cell table:style-name="ce4" office:value-type="float" office:value="0.03175" calcext:value-type="float">
            <text:p>0.03175</text:p>
          </table:table-cell>
          <table:table-cell table:style-name="ce4" office:value-type="float" office:value="0.15873" calcext:value-type="float">
            <text:p>0.15873</text:p>
          </table:table-cell>
          <table:table-cell table:style-name="ce3" office:value-type="float" office:value="0.02381" calcext:value-type="float">
            <text:p>0.02381</text:p>
          </table:table-cell>
          <table:table-cell table:style-name="ce4" office:value-type="float" office:value="0.09524" calcext:value-type="float">
            <text:p>0.09524</text:p>
          </table:table-cell>
          <table:table-cell office:value-type="float" office:value="0.14286" calcext:value-type="float">
            <text:p>0.14286</text:p>
          </table:table-cell>
          <table:table-cell table:style-name="ce3" office:value-type="float" office:value="0.02381" calcext:value-type="float">
            <text:p>0.0238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14286" calcext:value-type="float">
            <text:p>0.14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44.0, 147.0)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6471" calcext:value-type="float">
            <text:p>0.2647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6667" calcext:value-type="float">
            <text:p>0.16667</text:p>
          </table:table-cell>
          <table:table-cell table:style-name="ce4" office:value-type="float" office:value="0.09804" calcext:value-type="float">
            <text:p>0.098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0588" calcext:value-type="float">
            <text:p>0.20588</text:p>
          </table:table-cell>
          <table:table-cell office:value-type="float" office:value="0.20588" calcext:value-type="float">
            <text:p>0.205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47.0, 150.0)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0.11111" calcext:value-type="float">
            <text:p>0.11111</text:p>
          </table:table-cell>
          <table:table-cell office:value-type="float" office:value="0.15278" calcext:value-type="float">
            <text:p>0.152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3611" calcext:value-type="float">
            <text:p>0.23611</text:p>
          </table:table-cell>
          <table:table-cell table:style-name="ce4" office:value-type="float" office:value="0.02778" calcext:value-type="float">
            <text:p>0.02778</text:p>
          </table:table-cell>
          <table:table-cell table:style-name="ce3" office:value-type="float" office:value="0.08333" calcext:value-type="float">
            <text:p>0.08333</text:p>
          </table:table-cell>
          <table:table-cell table:style-name="ce4" office:value-type="float" office:value="0.125" calcext:value-type="float">
            <text:p>0.125</text:p>
          </table:table-cell>
          <table:table-cell office:value-type="float" office:value="0.11111" calcext:value-type="float">
            <text:p>0.111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15278" calcext:value-type="float">
            <text:p>0.152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50.0, 153.0)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24074" calcext:value-type="float">
            <text:p>0.24074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9444" calcext:value-type="float">
            <text:p>0.19444</text:p>
          </table:table-cell>
          <table:table-cell table:style-name="ce4" office:value-type="float" office:value="0.03704" calcext:value-type="float">
            <text:p>0.03704</text:p>
          </table:table-cell>
          <table:table-cell table:style-name="ce3" office:value-type="float" office:value="0.05556" calcext:value-type="float">
            <text:p>0.0555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8519" calcext:value-type="float">
            <text:p>0.18519</text:p>
          </table:table-cell>
          <table:table-cell office:value-type="float" office:value="0" calcext:value-type="float">
            <text:p>0</text:p>
          </table:table-cell>
          <table:table-cell office:value-type="float" office:value="0.14815" calcext:value-type="float">
            <text:p>0.14815</text:p>
          </table:table-cell>
          <table:table-cell table:style-name="ce4" office:value-type="float" office:value="0.12037" calcext:value-type="float">
            <text:p>0.120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53.0, 156.0)</text:p>
          </table:table-cell>
          <table:table-cell office:value-type="float" office:value="51" calcext:value-type="float">
            <text:p>51</text:p>
          </table:table-cell>
          <table:table-cell table:style-name="ce4" office:value-type="float" office:value="0.11111" calcext:value-type="float">
            <text:p>0.11111</text:p>
          </table:table-cell>
          <table:table-cell office:value-type="float" office:value="0.15278" calcext:value-type="float">
            <text:p>0.152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3611" calcext:value-type="float">
            <text:p>0.23611</text:p>
          </table:table-cell>
          <table:table-cell table:style-name="ce4" office:value-type="float" office:value="0.02778" calcext:value-type="float">
            <text:p>0.02778</text:p>
          </table:table-cell>
          <table:table-cell table:style-name="ce3" office:value-type="float" office:value="0.08333" calcext:value-type="float">
            <text:p>0.08333</text:p>
          </table:table-cell>
          <table:table-cell table:style-name="ce4" office:value-type="float" office:value="0.125" calcext:value-type="float">
            <text:p>0.125</text:p>
          </table:table-cell>
          <table:table-cell office:value-type="float" office:value="0.11111" calcext:value-type="float">
            <text:p>0.111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15278" calcext:value-type="float">
            <text:p>0.152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56.0, 159.0)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0.125" calcext:value-type="float">
            <text:p>0.125</text:p>
          </table:table-cell>
          <table:table-cell table:style-name="ce5" office:value-type="float" office:value="0.02778" calcext:value-type="float">
            <text:p>0.02778</text:p>
          </table:table-cell>
          <table:table-cell table:style-name="ce5" office:value-type="float" office:value="0.08333" calcext:value-type="float">
            <text:p>0.0833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5278" calcext:value-type="float">
            <text:p>0.1527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1111" calcext:value-type="float">
            <text:p>0.11111</text:p>
          </table:table-cell>
          <table:table-cell table:style-name="ce5" office:value-type="float" office:value="0.15278" calcext:value-type="float">
            <text:p>0.1527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3611" calcext:value-type="float">
            <text:p>0.23611</text:p>
          </table:table-cell>
          <table:table-cell office:value-type="float" office:value="0.02778" calcext:value-type="float">
            <text:p>0.02778</text:p>
          </table:table-cell>
          <table:table-cell table:style-name="ce5" office:value-type="float" office:value="0.08333" calcext:value-type="float">
            <text:p>0.08333</text:p>
          </table:table-cell>
          <table:table-cell/>
        </table:table-row>
        <table:table-row table:style-name="ro1">
          <table:table-cell office:value-type="string" calcext:value-type="string">
            <text:p>[159.0, 162.0)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0.11111" calcext:value-type="float">
            <text:p>0.11111</text:p>
          </table:table-cell>
          <table:table-cell office:value-type="float" office:value="0.15278" calcext:value-type="float">
            <text:p>0.152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3611" calcext:value-type="float">
            <text:p>0.23611</text:p>
          </table:table-cell>
          <table:table-cell table:style-name="ce4" office:value-type="float" office:value="0.02778" calcext:value-type="float">
            <text:p>0.02778</text:p>
          </table:table-cell>
          <table:table-cell office:value-type="float" office:value="0.08333" calcext:value-type="float">
            <text:p>0.08333</text:p>
          </table:table-cell>
          <table:table-cell table:style-name="ce4" office:value-type="float" office:value="0.125" calcext:value-type="float">
            <text:p>0.125</text:p>
          </table:table-cell>
          <table:table-cell office:value-type="float" office:value="0.11111" calcext:value-type="float">
            <text:p>0.111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15278" calcext:value-type="float">
            <text:p>0.152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62.0, 165.0)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0.04167" calcext:value-type="float">
            <text:p>0.04167</text:p>
          </table:table-cell>
          <table:table-cell table:style-name="ce7" office:value-type="float" office:value="0.04167" calcext:value-type="float">
            <text:p>0.04167</text:p>
          </table:table-cell>
          <table:table-cell table:style-name="ce3" office:value-type="float" office:value="0.04167" calcext:value-type="float">
            <text:p>0.0416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9167" calcext:value-type="float">
            <text:p>0.29167</text:p>
          </table:table-cell>
          <table:table-cell table:style-name="ce3" office:value-type="float" office:value="0.04167" calcext:value-type="float">
            <text:p>0.04167</text:p>
          </table:table-cell>
          <table:table-cell table:style-name="ce7" office:value-type="float" office:value="0.04167" calcext:value-type="float">
            <text:p>0.04167</text:p>
          </table:table-cell>
          <table:table-cell/>
        </table:table-row>
        <table:table-row table:style-name="ro1">
          <table:table-cell office:value-type="string" calcext:value-type="string">
            <text:p>[165.0, 168.0)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0.04167" calcext:value-type="float">
            <text:p>0.04167</text:p>
          </table:table-cell>
          <table:table-cell table:style-name="ce7" office:value-type="float" office:value="0.04167" calcext:value-type="float">
            <text:p>0.04167</text:p>
          </table:table-cell>
          <table:table-cell table:style-name="ce3" office:value-type="float" office:value="0.04167" calcext:value-type="float">
            <text:p>0.04167</text:p>
          </table:table-cell>
          <table:table-cell table:style-name="ce7" office:value-type="float" office:value="0.04167" calcext:value-type="float">
            <text:p>0.0416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5" calcext:value-type="float">
            <text:p>0.25</text:p>
          </table:table-cell>
          <table:table-cell table:style-name="ce3" office:value-type="float" office:value="0.04167" calcext:value-type="float">
            <text:p>0.04167</text:p>
          </table:table-cell>
          <table:table-cell table:style-name="ce7" office:value-type="float" office:value="0.04167" calcext:value-type="float">
            <text:p>0.04167</text:p>
          </table:table-cell>
          <table:table-cell/>
        </table:table-row>
        <table:table-row table:style-name="ro1">
          <table:table-cell office:value-type="string" calcext:value-type="string">
            <text:p>[168.0, 171.0)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0.02941" calcext:value-type="float">
            <text:p>0.02941</text:p>
          </table:table-cell>
          <table:table-cell office:value-type="float" office:value="0.02941" calcext:value-type="float">
            <text:p>0.02941</text:p>
          </table:table-cell>
          <table:table-cell table:style-name="ce3" office:value-type="float" office:value="0.02941" calcext:value-type="float">
            <text:p>0.02941</text:p>
          </table:table-cell>
          <table:table-cell table:style-name="ce4" office:value-type="float" office:value="0.26471" calcext:value-type="float">
            <text:p>0.26471</text:p>
          </table:table-cell>
          <table:table-cell table:style-name="ce4" office:value-type="float" office:value="0.02941" calcext:value-type="float">
            <text:p>0.029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35294" calcext:value-type="float">
            <text:p>0.35294</text:p>
          </table:table-cell>
          <table:table-cell office:value-type="float" office:value="0" calcext:value-type="float">
            <text:p>0</text:p>
          </table:table-cell>
          <table:table-cell office:value-type="float" office:value="0.20588" calcext:value-type="float">
            <text:p>0.20588</text:p>
          </table:table-cell>
          <table:table-cell table:style-name="ce4" office:value-type="float" office:value="0.02941" calcext:value-type="float">
            <text:p>0.02941</text:p>
          </table:table-cell>
          <table:table-cell table:style-name="ce3" office:value-type="float" office:value="0.02941" calcext:value-type="float">
            <text:p>0.02941</text:p>
          </table:table-cell>
          <table:table-cell/>
        </table:table-row>
        <table:table-row table:style-name="ro1">
          <table:table-cell office:value-type="string" calcext:value-type="string">
            <text:p>[171.0, 174.0)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0.02778" calcext:value-type="float">
            <text:p>0.02778</text:p>
          </table:table-cell>
          <table:table-cell table:style-name="ce7" office:value-type="float" office:value="0.19444" calcext:value-type="float">
            <text:p>0.19444</text:p>
          </table:table-cell>
          <table:table-cell table:style-name="ce3" office:value-type="float" office:value="0.05556" calcext:value-type="float">
            <text:p>0.05556</text:p>
          </table:table-cell>
          <table:table-cell table:style-name="ce7" office:value-type="float" office:value="0.05556" calcext:value-type="float">
            <text:p>0.05556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0.44444" calcext:value-type="float">
            <text:p>0.44444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0.16667" calcext:value-type="float">
            <text:p>0.16667</text:p>
          </table:table-cell>
          <table:table-cell table:style-name="ce3" office:value-type="float" office:value="0.02778" calcext:value-type="float">
            <text:p>0.02778</text:p>
          </table:table-cell>
          <table:table-cell table:style-name="ce7" office:value-type="float" office:value="0.02778" calcext:value-type="float">
            <text:p>0.02778</text:p>
          </table:table-cell>
          <table:table-cell/>
        </table:table-row>
        <table:table-row table:style-name="ro1">
          <table:table-cell office:value-type="string" calcext:value-type="string">
            <text:p>[174.0, 177.0)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0.025" calcext:value-type="float">
            <text:p>0.025</text:p>
          </table:table-cell>
          <table:table-cell office:value-type="float" office:value="0.025" calcext:value-type="float">
            <text:p>0.025</text:p>
          </table:table-cell>
          <table:table-cell table:style-name="ce3" office:value-type="float" office:value="0.025" calcext:value-type="float">
            <text:p>0.02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table:style-name="ce4" office:value-type="float" office:value="0.025" calcext:value-type="float">
            <text:p>0.025</text:p>
          </table:table-cell>
          <table:table-cell table:style-name="ce3"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string" calcext:value-type="string">
            <text:p>[177.0, 180.0)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.57143" calcext:value-type="float">
            <text:p>0.5714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.03571" calcext:value-type="float">
            <text:p>0.03571</text:p>
          </table:table-cell>
          <table:table-cell table:style-name="ce4" office:value-type="float" office:value="0.03571" calcext:value-type="float">
            <text:p>0.03571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0.03571" calcext:value-type="float">
            <text:p>0.03571</text:p>
          </table:table-cell>
          <table:table-cell office:value-type="float" office:value="0.03571" calcext:value-type="float">
            <text:p>0.03571</text:p>
          </table:table-cell>
          <table:table-cell table:style-name="ce4" office:value-type="float" office:value="0.03571" calcext:value-type="float">
            <text:p>0.0357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80.0, 183.0)</text:p>
          </table:table-cell>
          <table:table-cell office:value-type="float" office:value="60" calcext:value-type="float">
            <text:p>60</text:p>
          </table:table-cell>
          <table:table-cell table:number-columns-repeated="3" table:style-name="ce5" office:value-type="float" office:value="0.08333" calcext:value-type="float">
            <text:p>0.0833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5" office:value-type="float" office:value="0.33333" calcext:value-type="float">
            <text:p>0.33333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08333" calcext:value-type="float">
            <text:p>0.08333</text:p>
          </table:table-cell>
          <table:table-cell table:style-name="ce1" office:value-type="float" office:value="0.08333" calcext:value-type="float">
            <text:p>0.08333</text:p>
          </table:table-cell>
          <table:table-cell/>
        </table:table-row>
        <table:table-row table:style-name="ro1">
          <table:table-cell office:value-type="string" calcext:value-type="string">
            <text:p>[183.0, 186.0)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3636" calcext:value-type="float">
            <text:p>0.13636</text:p>
          </table:table-cell>
          <table:table-cell table:style-name="ce11" office:value-type="float" office:value="0.31818" calcext:value-type="float">
            <text:p>0.31818</text:p>
          </table:table-cell>
          <table:table-cell office:value-type="float" office:value="0.13636" calcext:value-type="float">
            <text:p>0.13636</text:p>
          </table:table-cell>
          <table:table-cell table:style-name="Default" office:value-type="float" office:value="0.13636" calcext:value-type="float">
            <text:p>0.13636</text:p>
          </table:table-cell>
          <table:table-cell office:value-type="float" office:value="0.13636" calcext:value-type="float">
            <text:p>0.136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86.0, 189.0)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47436" calcext:value-type="float">
            <text:p>0.474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0513" calcext:value-type="float">
            <text:p>0.2051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128" calcext:value-type="float">
            <text:p>0.05128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" calcext:value-type="float">
            <text:p>0</text:p>
          </table:table-cell>
          <table:table-cell office:value-type="float" office:value="0.01282" calcext:value-type="float">
            <text:p>0.01282</text:p>
          </table:table-cell>
          <table:table-cell table:style-name="ce4" office:value-type="float" office:value="0.24359" calcext:value-type="float">
            <text:p>0.243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89.0, 192.0)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47436" calcext:value-type="float">
            <text:p>0.474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20513" calcext:value-type="float">
            <text:p>0.2051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128" calcext:value-type="float">
            <text:p>0.05128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" calcext:value-type="float">
            <text:p>0</text:p>
          </table:table-cell>
          <table:table-cell office:value-type="float" office:value="0.01282" calcext:value-type="float">
            <text:p>0.01282</text:p>
          </table:table-cell>
          <table:table-cell table:style-name="ce4" office:value-type="float" office:value="0.24359" calcext:value-type="float">
            <text:p>0.243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92.0, 195.0)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15152" calcext:value-type="float">
            <text:p>0.1515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51515" calcext:value-type="float">
            <text:p>0.515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6061" calcext:value-type="float">
            <text:p>0.06061</text:p>
          </table:table-cell>
          <table:table-cell office:value-type="float" office:value="0.06061" calcext:value-type="float">
            <text:p>0.06061</text:p>
          </table:table-cell>
          <table:table-cell office:value-type="float" office:value="0" calcext:value-type="float">
            <text:p>0</text:p>
          </table:table-cell>
          <table:table-cell office:value-type="float" office:value="0.06061" calcext:value-type="float">
            <text:p>0.06061</text:p>
          </table:table-cell>
          <table:table-cell table:style-name="ce4" office:value-type="float" office:value="0.15152" calcext:value-type="float">
            <text:p>0.15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95.0, 198.0)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9091" calcext:value-type="float">
            <text:p>0.09091</text:p>
          </table:table-cell>
          <table:table-cell table:style-name="ce6" office:value-type="float" office:value="0.61364" calcext:value-type="float">
            <text:p>0.613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11364" calcext:value-type="float">
            <text:p>0.113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3636" calcext:value-type="float">
            <text:p>0.13636</text:p>
          </table:table-cell>
          <table:table-cell table:style-name="ce6"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98.0, 201.0)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26667" calcext:value-type="float">
            <text:p>0.26667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26667" calcext:value-type="float">
            <text:p>0.2666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.26667" calcext:value-type="float">
            <text:p>0.2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201.0, 204.0)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9091" calcext:value-type="float">
            <text:p>0.09091</text:p>
          </table:table-cell>
          <table:table-cell table:style-name="ce6" office:value-type="float" office:value="0.61364" calcext:value-type="float">
            <text:p>0.613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11364" calcext:value-type="float">
            <text:p>0.113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3636" calcext:value-type="float">
            <text:p>0.13636</text:p>
          </table:table-cell>
          <table:table-cell table:style-name="ce6"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204.0, 207.0)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26667" calcext:value-type="float">
            <text:p>0.26667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26667" calcext:value-type="float">
            <text:p>0.2666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.26667" calcext:value-type="float">
            <text:p>0.2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207.0, 210.0)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5625" calcext:value-type="float">
            <text:p>0.56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0.1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210.0, 213.0)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5625" calcext:value-type="float">
            <text:p>0.56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0.1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213.0, 216.0)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9091" calcext:value-type="float">
            <text:p>0.09091</text:p>
          </table:table-cell>
          <table:table-cell table:style-name="ce6" office:value-type="float" office:value="0.61364" calcext:value-type="float">
            <text:p>0.613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11364" calcext:value-type="float">
            <text:p>0.113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3636" calcext:value-type="float">
            <text:p>0.13636</text:p>
          </table:table-cell>
          <table:table-cell table:style-name="ce6" office:value-type="float" office:value="0.04545" calcext:value-type="float">
            <text:p>0.04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216.0, 219.0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6579" calcext:value-type="float">
            <text:p>0.06579</text:p>
          </table:table-cell>
          <table:table-cell table:style-name="ce6" office:value-type="float" office:value="0.35526" calcext:value-type="float">
            <text:p>0.3552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27632" calcext:value-type="float">
            <text:p>0.276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23684" calcext:value-type="float">
            <text:p>0.23684</text:p>
          </table:table-cell>
          <table:table-cell table:style-name="ce6" office:value-type="float" office:value="0.06579" calcext:value-type="float">
            <text:p>0.06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219.0, 222.0)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.42857" calcext:value-type="float">
            <text:p>0.4285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28571" calcext:value-type="float">
            <text:p>0.2857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28571" calcext:value-type="float">
            <text:p>0.2857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222.0, 225.0)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.42857" calcext:value-type="float">
            <text:p>0.4285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.28571" calcext:value-type="float">
            <text:p>0.2857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28571" calcext:value-type="float">
            <text:p>0.2857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09-09T19:23:14.041871431</dc:date>
    <meta:editing-duration>PT58M34S</meta:editing-duration>
    <meta:editing-cycles>21</meta:editing-cycles>
    <meta:document-statistic meta:table-count="1" meta:cell-count="1052" meta:object-count="0"/>
  </office:meta>
</office:document-meta>
</file>